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text-properties fo:text-transform="uppercase" fo:font-size="12pt" style:font-size-asian="12pt" style:font-size-complex="12pt"/>
    </style:style>
    <style:style style:name="P10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1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2in" draw:visible-area-height="0.9602in"/>
    </style:style>
    <number:date-style style:name="N121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N <text:span text:style-name="T4">DE ACTIVIDADES A REALIZAR</text:span></text:p>
      <text:p text:style-name="P11">PROF Daniel Arturo Brito Urbina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7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7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7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9">LUNES A VIERNES DE 8:00 am a 12:00 am y 1:00 pm a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8">JOSÉ ANTONIO LÓPEZ RODRÍGUEZ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8">DIRECTOR</text:p>
          </table:table-cell>
        </table:table-row>
        <table:table-row>
          <table:table-cell table:style-name="Tabla4.A1" office:value-type="string">
            <text:p text:style-name="P7">JALR/barj</text:p>
          </table:table-cell>
          <table:table-cell table:style-name="Tabla4.A1" office:value-type="string">
            <text:p text:style-name="P7"/>
          </table:table-cell>
        </table:table-row>
        <table:table-row>
          <table:table-cell table:style-name="Tabla4.A1" office:value-type="string">
            <text:p text:style-name="P7">CARACAS, <text:span text:style-name="T3"><text:date style:data-style-name="N121" text:date-value="2021-10-07T21:01:56.308687557">octubre 2021</text:date></text:span></text:p>
          </table:table-cell>
          <table:table-cell table:style-name="Tabla4.A1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2in" draw:visible-area-height="0.9602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434858</dc:date>
    <meta:print-date>2013-11-19T15:12:00</meta:print-date>
    <meta:editing-cycles>133</meta:editing-cycles>
    <meta:editing-duration>P1DT3H48M36S</meta:editing-duration>
    <meta:generator>LibreOffice/5.1.6.2$Linux_X86_64 LibreOffice_project/10m0$Build-2</meta:generator>
    <meta:document-statistic meta:table-count="2" meta:image-count="0" meta:object-count="1" meta:page-count="1" meta:paragraph-count="19" meta:word-count="100" meta:character-count="638" meta:non-whitespace-character-count="552"/>
  </office:meta>
</office:document-meta>
</file>